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7.6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7.6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068cm" fo:min-width="7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07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0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0.16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846cm" fo:min-width="10.16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128cm" svg:height="1.016cm" svg:x="1.52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4.572cm" svg:x="1.524cm" svg:y="7.6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572cm" svg:height="0.962cm" svg:x="1.524cm" svg:y="6.604cm">
          <draw:text-box>
            <text:p>Model </text:p>
          </draw:text-box>
        </draw:frame>
        <draw:frame draw:style-name="gr4" draw:text-style-name="P2" draw:layer="layout" svg:width="8.128cm" svg:height="5.228cm" svg:x="1.524cm" svg:y="7.675cm">
          <draw:text-box>
            <text:p>Pygame.init()</text:p>
            <text:p>Pygame.key.set_repeat()</text:p>
            <text:p>Pygame.key.get_pressed()</text:p>
            <text:p>pygame.event.get()</text:p>
            <text:p>Pygame.display.update()</text:p>
            <text:p>Pygame.quit()</text:p>
            <text:p/>
          </draw:text-box>
        </draw:frame>
        <draw:custom-shape draw:style-name="gr5" draw:text-style-name="P1" draw:layer="layout" svg:width="8.128cm" svg:height="4.318cm" svg:x="1.524cm" svg:y="0.7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08cm" svg:height="7.361cm" svg:x="1.778cm" svg:y="1.016cm">
          <draw:text-box>
            <text:p>View</text:p>
            <text:p/>
            <text:p>Player1.draw()</text:p>
            <text:p>Player2.draw()</text:p>
            <text:p>Bullet.draw()</text:p>
            <text:p/>
            <text:p/>
            <text:p/>
          </draw:text-box>
        </draw:frame>
        <draw:line draw:style-name="gr7" draw:text-style-name="P3" draw:layer="layout" svg:x1="5.334cm" svg:y1="6.35cm" svg:x2="5.334cm" svg:y2="5.334cm">
          <text:p/>
        </draw:line>
        <draw:line draw:style-name="gr8" draw:text-style-name="P3" draw:layer="layout" svg:x1="1.524cm" svg:y1="2.032cm" svg:x2="9.652cm" svg:y2="2.032cm">
          <text:p/>
        </draw:line>
        <draw:custom-shape draw:style-name="gr9" draw:text-style-name="P1" draw:layer="layout" svg:width="4.572cm" svg:height="1.016cm" svg:x="12.954cm" svg:y="8.4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72cm" svg:height="1.778cm" svg:x="12.954cm" svg:y="9.39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064cm" svg:height="0.962cm" svg:x="12.954cm" svg:y="9.452cm">
          <draw:text-box>
            <text:p>Library</text:p>
          </draw:text-box>
        </draw:frame>
        <draw:frame draw:style-name="gr11" draw:text-style-name="P2" draw:layer="layout" svg:width="3.048cm" svg:height="0.962cm" svg:x="12.954cm" svg:y="8.436cm">
          <draw:text-box>
            <text:p>Pygame</text:p>
          </draw:text-box>
        </draw:frame>
        <draw:line draw:style-name="gr7" draw:text-style-name="P3" draw:layer="layout" svg:x1="12.446cm" svg:y1="9.398cm" svg:x2="10.16cm" svg:y2="9.398cm">
          <text:p/>
        </draw:line>
        <draw:custom-shape draw:style-name="gr12" draw:text-style-name="P1" draw:layer="layout" svg:width="10.668cm" svg:height="1.016cm" svg:x="1.524cm" svg:y="13.7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89cm" svg:height="1.016cm" svg:x="15.748cm" svg:y="12.1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.668cm" svg:height="6.096cm" svg:x="1.524cm" svg:y="14.73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5.334cm" svg:height="0.962cm" svg:x="1.524cm" svg:y="13.716cm">
          <draw:text-box>
            <text:p>Player Class</text:p>
          </draw:text-box>
        </draw:frame>
        <draw:frame draw:style-name="gr6" draw:text-style-name="P2" draw:layer="layout" svg:width="10.668cm" svg:height="7.361cm" svg:x="1.524cm" svg:y="14.732cm">
          <draw:text-box>
            <text:p>__init__(self, surface, x, y):</text:p>
            <text:p><text:s text:c="8"/>image = surface</text:p>
            <text:p><text:s text:c="8"/>rect = image.get_rect()</text:p>
            <text:p><text:s text:c="8"/>rect.center = (self.x, self.y)</text:p>
            <text:p><text:s text:c="8"/>pos = [self.x, self.y]</text:p>
            <text:p/>
            <text:p>Def step(self, key):</text:p>
            <text:p>Def draw(self):</text:p>
          </draw:text-box>
        </draw:frame>
        <draw:line draw:style-name="gr7" draw:text-style-name="P3" draw:layer="layout" svg:x1="5.334cm" svg:y1="13.462cm" svg:x2="5.334cm" svg:y2="12.446cm">
          <text:p/>
        </draw:line>
        <draw:frame draw:style-name="gr11" draw:text-style-name="P2" draw:layer="layout" svg:width="4.826cm" svg:height="0.962cm" svg:x="15.748cm" svg:y="12.192cm">
          <draw:text-box>
            <text:p>Bullet Class</text:p>
          </draw:text-box>
        </draw:frame>
        <draw:custom-shape draw:style-name="gr15" draw:text-style-name="P1" draw:layer="layout" svg:width="8.89cm" svg:height="5.588cm" svg:x="15.748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5.24cm" svg:y1="12.7cm" svg:x2="10.16cm" svg:y2="11.938cm">
          <text:p/>
        </draw:line>
        <draw:frame draw:style-name="gr16" draw:text-style-name="P2" draw:layer="layout" svg:width="8.89cm" svg:height="5.939cm" svg:x="15.748cm" svg:y="13.208cm">
          <draw:text-box>
            <text:p>__init__(self, surface, player)</text:p>
            <text:p>Self.x, y, dx, dy, get_rect, pos</text:p>
            <text:p/>
            <text:p>Def draw(self)</text:p>
            <text:p>Def is_hit(self, player)</text:p>
            <text:p>Def is_colliding(self)</text:p>
            <text:p>Def collision(self) <text:s/></text:p>
            <text:p/>
          </draw:text-box>
        </draw:frame>
        <draw:line draw:style-name="gr7" draw:text-style-name="P3" draw:layer="layout" svg:x1="12.446cm" svg:y1="14.478cm" svg:x2="15.24cm" svg:y2="13.208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21:59:04.573579190</meta:creation-date>
    <dc:date>2017-03-08T22:39:54.846842066</dc:date>
    <meta:editing-duration>PT9M19S</meta:editing-duration>
    <meta:editing-cycles>1</meta:editing-cycles>
    <meta:generator>LibreOffice/5.1.6.2$Linux_X86_64 LibreOffice_project/10m0$Build-2</meta:generator>
    <meta:document-statistic meta:object-count="47"/>
  </office:meta>
</office:document-meta>
</file>